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393cm" fo:margin-left="-1.207cm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4.471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get_s3(o.cons_loca)&gt;</text:placeholder></text:p>
            <text:p text:style-name="P13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3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CHENNAI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2"><text:placeholder text:placeholder-type="text">&lt;o.disc_goods or ""&gt;</text:placeholder>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:' if line.freight else ''&gt;</text:placeholder></text:p>
            <text:p text:style-name="P2"><text:placeholder text:placeholder-type="text">&lt;'INSURANCE:' if line.freight else ''&gt;</text:placeholder></text:p>
            <text:p text:style-name="P2"><text:placeholder text:placeholder-type="text">&lt;'OTHER CHARGES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9"><text:placeholder text:placeholder-type="text">&lt;get_frt_ins_oc(line.insurance, line.quantity,line.freight)['ins']&gt;</text:placeholder></text:p>
            <text:p text:style-name="P9"><text:placeholder text:placeholder-type="text">&lt;get_frt_ins_oc(line.others, line.quantity,line.freight)['oc']&gt;</text:placeholder></text:p>
          </table:table-cell>
          <table:covered-table-cell/>
          <table:table-cell table:style-name="Table1.G11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9"><text:placeholder text:placeholder-type="text">&lt;get_amt2(round(line.insurance*line.quantity,2)) if line.freight&gt;0 else ''&gt;</text:placeholder></text:p>
            <text:p text:style-name="P9"><text:placeholder text:placeholder-type="text">&lt;get_amt2(round(line.others*line.quantity,2)) if line.freight&gt;0 else ''&gt;</text:placeholder></text:p>
            <text:p text:style-name="P11"/>
            <text:p text:style-name="P11"/>
          </table:table-cell>
        </table:table-row>
        <text:soft-page-break/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2"><text:s text:c="5"/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/>
          </table:table-cell>
          <table:covered-table-cell/>
          <table:table-cell table:style-name="Table1.G11" office:value-type="float" office:value="0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6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><text:s text:c="3"/><text:placeholder text:placeholder-type="text">&lt;(amount_to_text(get_total_amount(o.invoice_line), o.currency_id)).upper() or ''&gt;</text:placeholder></text:p>
            <text:p text:style-name="P12"><text:s text:c="3"/><text:placeholder text:placeholder-type="text">&lt;o.epcg_no&gt;</text:placeholder> <text:s text:c="9"/></text:p>
            <text:p text:style-name="P12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1T19:22:13</dc:date>
    <meta:editing-duration>PT19H41M45S</meta:editing-duration>
    <meta:editing-cycles>39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75" meta:character-count="2166" meta:non-whitespace-character-count="1815"/>
  </office:meta>
</office:document-meta>
</file>